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80000001200EDF6D8F6C11C924.png" manifest:media-type="image/png"/>
  <manifest:file-entry manifest:full-path="Pictures/100002010000018000000120AC2EA189DACC9E22.png" manifest:media-type="image/png"/>
  <manifest:file-entry manifest:full-path="Pictures/1000020100000180000000C0B3860D1F503F0FED.png" manifest:media-type="image/png"/>
  <manifest:file-entry manifest:full-path="Pictures/100002010000018000000120225F53511AE91DCD.png" manifest:media-type="image/png"/>
  <manifest:file-entry manifest:full-path="Pictures/100002010000018000000120394A31AB38B633E4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" svg:font-family="Roboto" style:font-pitch="variable"/>
    <style:font-face style:name="Roboto1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.6403in" table:align="margins"/>
    </style:style>
    <style:style style:name="Table2.A" style:family="table-column">
      <style:table-column-properties style:column-width="0.8125in" style:rel-column-width="20167*"/>
    </style:style>
    <style:style style:name="Table2.B" style:family="table-column">
      <style:table-column-properties style:column-width="1.8278in" style:rel-column-width="45368*"/>
    </style:style>
    <style:style style:name="Table2.A1" style:family="table-cell">
      <style:table-cell-properties fo:padding="0.0382in" fo:border-left="1pt outset #111111" fo:border-right="none" fo:border-top="1pt outset #111111" fo:border-bottom="1pt outset #111111"/>
    </style:style>
    <style:style style:name="Table2.B1" style:family="table-cell">
      <style:table-cell-properties fo:padding="0.0382in" fo:border="1pt outset #111111"/>
    </style:style>
    <style:style style:name="Table2.A2" style:family="table-cell">
      <style:table-cell-properties fo:padding="0.0382in" fo:border-left="1pt outset #111111" fo:border-right="none" fo:border-top="none" fo:border-bottom="1pt outset #111111"/>
    </style:style>
    <style:style style:name="Table2.B2" style:family="table-cell">
      <style:table-cell-properties fo:padding="0.0382in" fo:border-left="1pt outset #111111" fo:border-right="1pt outset #111111" fo:border-top="none" fo:border-bottom="1pt outset #111111"/>
    </style:style>
    <style:style style:name="Table3" style:family="table">
      <style:table-properties style:width="2.6403in" table:align="margins"/>
    </style:style>
    <style:style style:name="Table3.A" style:family="table-column">
      <style:table-column-properties style:column-width="0.8125in" style:rel-column-width="20167*"/>
    </style:style>
    <style:style style:name="Table3.B" style:family="table-column">
      <style:table-column-properties style:column-width="1.8278in" style:rel-column-width="453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6403in" table:align="margins"/>
    </style:style>
    <style:style style:name="Table4.A" style:family="table-column">
      <style:table-column-properties style:column-width="0.8125in" style:rel-column-width="20167*"/>
    </style:style>
    <style:style style:name="Table4.B" style:family="table-column">
      <style:table-column-properties style:column-width="1.8278in" style:rel-column-width="453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1" style:family="table">
      <style:table-properties style:width="2.6403in" table:align="margins"/>
    </style:style>
    <style:style style:name="Table1.A" style:family="table-column">
      <style:table-column-properties style:column-width="0.8125in" style:rel-column-width="20167*"/>
    </style:style>
    <style:style style:name="Table1.B" style:family="table-column">
      <style:table-column-properties style:column-width="1.8278in" style:rel-column-width="453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2.6403in" table:align="margins"/>
    </style:style>
    <style:style style:name="Table5.A" style:family="table-column">
      <style:table-column-properties style:column-width="0.9375in" style:rel-column-width="23269*"/>
    </style:style>
    <style:style style:name="Table5.B" style:family="table-column">
      <style:table-column-properties style:column-width="1.7028in" style:rel-column-width="4226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officeooo:rsid="0015bcad" officeooo:paragraph-rsid="0015bcad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Goudy Handtooled Std" fo:font-size="18pt" officeooo:rsid="0014faaf" officeooo:paragraph-rsid="0014faaf" style:font-size-asian="18pt" style:font-size-complex="18pt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rsid="0015bcad" officeooo:paragraph-rsid="0015bcad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bold" officeooo:rsid="00172479" officeooo:paragraph-rsid="00172479" style:font-size-asian="5.25pt" style:font-weight-asian="bold" style:font-size-complex="6pt" style:font-weight-complex="bold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  <style:text-properties fo:font-size="6pt" fo:font-weight="normal" officeooo:rsid="00172479" officeooo:paragraph-rsid="00172479" style:font-size-asian="5.25pt" style:font-weight-asian="normal" style:font-size-complex="6pt" style:font-weight-complex="normal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weight="normal" officeooo:rsid="00172479" officeooo:paragraph-rsid="00172479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top="0.1189in" fo:margin-bottom="0.1189in" loext:contextual-spacing="false" fo:text-align="center" style:justify-single-word="false"/>
      <style:text-properties fo:font-size="20pt" officeooo:paragraph-rsid="0015bcad" style:font-size-asian="20pt" style:font-size-complex="20pt"/>
    </style:style>
    <style:style style:name="P8" style:family="paragraph" style:parent-style-name="Table_20_Contents">
      <style:paragraph-properties fo:text-align="start" style:justify-single-word="false"/>
      <style:text-properties style:font-name="Roboto1" fo:font-size="9pt" officeooo:rsid="0050b29a" officeooo:paragraph-rsid="0050b29a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Roboto1" fo:font-size="9pt" officeooo:rsid="0040b84b" officeooo:paragraph-rsid="0040b84b" style:font-size-asian="9pt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Roboto1" fo:font-size="9pt" officeooo:rsid="0044c1b7" officeooo:paragraph-rsid="0044c1b7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Roboto1" fo:font-size="9pt" officeooo:rsid="0046c062" officeooo:paragraph-rsid="0046c062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Roboto1" fo:font-size="9pt" officeooo:rsid="004f8c2c" officeooo:paragraph-rsid="004f8c2c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Roboto1" fo:font-size="9pt" officeooo:rsid="004fffbc" officeooo:paragraph-rsid="004fffbc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Roboto1" fo:font-size="9pt" officeooo:rsid="004fffbc" officeooo:paragraph-rsid="004fffbc" style:font-size-asian="9pt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Roboto1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font-name="Roboto1" fo:font-size="9pt" officeooo:rsid="0050b29a" officeooo:paragraph-rsid="0050b2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style:font-name="Roboto1" fo:font-size="9pt" officeooo:rsid="001abec5" officeooo:paragraph-rsid="0040b84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font-name="Roboto1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style:font-name="Roboto1" fo:font-size="9pt" officeooo:rsid="001abec5" officeooo:paragraph-rsid="0044c93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font-name="Roboto1" fo:font-size="9pt" officeooo:rsid="001abec5" officeooo:paragraph-rsid="001abec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end" style:justify-single-word="false"/>
      <style:text-properties style:font-name="Roboto1" fo:font-size="9pt" officeooo:rsid="004f8c2c" officeooo:paragraph-rsid="004f8c2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style:font-name="Roboto" fo:font-size="9pt" officeooo:rsid="004fffbc" officeooo:paragraph-rsid="004fffbc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officeooo:paragraph-rsid="007143be"/>
    </style:style>
    <style:style style:name="P25" style:family="paragraph" style:parent-style-name="Table_20_Contents">
      <style:paragraph-properties fo:text-align="end" style:justify-single-word="false"/>
      <style:text-properties style:font-name="Roboto1" fo:font-size="9pt" officeooo:rsid="001abec5" officeooo:paragraph-rsid="0072a8f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" style:family="text">
      <style:text-properties officeooo:rsid="00199f53"/>
    </style:style>
    <style:style style:name="T2" style:family="text">
      <style:text-properties style:font-name="JetBrains Mono" fo:font-weight="normal" style:font-weight-asian="normal" style:font-weight-complex="normal"/>
    </style:style>
    <style:style style:name="T3" style:family="text">
      <style:text-properties style:font-name="JetBrains Mono" fo:font-weight="normal" officeooo:rsid="001dac1f" style:font-weight-asian="normal" style:font-weight-complex="normal"/>
    </style:style>
    <style:style style:name="T4" style:family="text">
      <style:text-properties officeooo:rsid="00427707"/>
    </style:style>
    <style:style style:name="T5" style:family="text">
      <style:text-properties style:font-name="Roboto1" officeooo:rsid="001879a1"/>
    </style:style>
    <style:style style:name="T6" style:family="text">
      <style:text-properties style:font-name="Roboto1" officeooo:rsid="001dac1f"/>
    </style:style>
    <style:style style:name="T7" style:family="text">
      <style:text-properties style:font-name="Roboto1" fo:font-size="9pt" officeooo:rsid="004fffbc" style:font-size-asian="9pt" style:font-size-complex="9pt"/>
    </style:style>
    <style:style style:name="T8" style:family="text">
      <style:text-properties officeooo:rsid="0075da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YCDO</text:p>
      <text:p text:style-name="P3"><text:span text:style-name="T1">{</text:span>d.bname<text:span text:style-name="T1">}</text:span></text:p>
      <text:p text:style-name="P1">Complaint # <text:s/><text:span text:style-name="T1">{</text:span>d.bcontact<text:span text:style-name="T1">}<text:tab/></text:span></text:p>
      <text:p text:style-name="P7"><text:span text:style-name="T5">{</text:span><text:span text:style-name="T2">d.number</text:span><text:span text:style-name="T5">} / </text:span><text:span text:style-name="T6">{</text:span><text:span text:style-name="T3">d.year</text:span><text:span text:style-name="T6">}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Token Type</text:p>
          </table:table-cell>
          <table:table-cell table:style-name="Table2.B1" office:value-type="string">
            <text:p text:style-name="P15">Checkup</text:p>
          </table:table-cell>
        </table:table-row>
        <table:table-row>
          <table:table-cell table:style-name="Table2.A2" office:value-type="string">
            <text:p text:style-name="P9">Token Date</text:p>
          </table:table-cell>
          <table:table-cell table:style-name="Table2.B2" office:value-type="string">
            <text:p text:style-name="P17">{d.createdAt}</text:p>
          </table:table-cell>
        </table:table-row>
      </table:table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">Name</text:p>
          </table:table-cell>
          <table:table-cell table:style-name="Table3.B1" office:value-type="string">
            <text:p text:style-name="P18">{d.pname}</text:p>
          </table:table-cell>
        </table:table-row>
        <table:table-row>
          <table:table-cell table:style-name="Table3.A2" office:value-type="string">
            <text:p text:style-name="P20">CNIC <text:span text:style-name="T4">#</text:span></text:p>
          </table:table-cell>
          <table:table-cell table:style-name="Table3.B2" office:value-type="string">
            <text:p text:style-name="P18">{d.pcnic}</text:p>
          </table:table-cell>
        </table:table-row>
        <table:table-row>
          <table:table-cell table:style-name="Table3.A2" office:value-type="string">
            <text:p text:style-name="P20">Age</text:p>
          </table:table-cell>
          <table:table-cell table:style-name="Table3.B2" office:value-type="string">
            <text:p text:style-name="P18">{d.page}</text:p>
          </table:table-cell>
        </table:table-row>
        <table:table-row>
          <table:table-cell table:style-name="Table3.A2" office:value-type="string">
            <text:p text:style-name="P20">Mobile</text:p>
          </table:table-cell>
          <table:table-cell table:style-name="Table3.B2" office:value-type="string">
            <text:p text:style-name="P25">{d.p<text:span text:style-name="T8">contact</text:span>}</text:p>
          </table:table-cell>
        </table:table-row>
        <table:table-row>
          <table:table-cell table:style-name="Table3.A2" office:value-type="string">
            <text:p text:style-name="P20">Address</text:p>
          </table:table-cell>
          <table:table-cell table:style-name="Table3.B2" office:value-type="string">
            <text:p text:style-name="P18">{d.paddress}</text:p>
          </table:table-cell>
        </table:table-row>
        <table:table-row>
          <table:table-cell table:style-name="Table3.A2" office:value-type="string">
            <text:p text:style-name="P16">Type</text:p>
          </table:table-cell>
          <table:table-cell table:style-name="Table3.B2" office:value-type="string">
            <text:p text:style-name="P15">{d.ptype}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Referred To</text:p>
          </table:table-cell>
          <table:table-cell table:style-name="Table4.B1" office:value-type="string">
            <text:p text:style-name="P19">{d.checkedBy}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Token By</text:p>
          </table:table-cell>
          <table:table-cell table:style-name="Table1.B1" office:value-type="string">
            <text:p text:style-name="P18">{d.tokenBy}</text:p>
          </table:table-cell>
        </table:table-row>
        <table:table-row>
          <table:table-cell table:style-name="Table1.A2" office:value-type="string">
            <text:p text:style-name="P11">Printed By</text:p>
          </table:table-cell>
          <table:table-cell table:style-name="Table1.B2" office:value-type="string">
            <text:p text:style-name="P18">{d.printedBy}</text:p>
          </table:table-cell>
        </table:table-row>
        <table:table-row>
          <table:table-cell table:style-name="Table1.A2" office:value-type="string">
            <text:p text:style-name="P12">Printed At</text:p>
          </table:table-cell>
          <table:table-cell table:style-name="Table1.B2" office:value-type="string">
            <text:p text:style-name="P21">{d.printedAt}</text:p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Total Amount</text:p>
          </table:table-cell>
          <table:table-cell table:style-name="Table5.B1" office:value-type="string">
            <text:p text:style-name="P14">{d.total}</text:p>
          </table:table-cell>
        </table:table-row>
        <table:table-row>
          <table:table-cell table:style-name="Table5.A2" office:value-type="string">
            <text:p text:style-name="P13">Cash Received</text:p>
          </table:table-cell>
          <table:table-cell table:style-name="Table5.B2" office:value-type="string">
            <text:p text:style-name="P24"><text:span text:style-name="T7">{d.</text:span><text:bookmark-start text:name="__DdeLink__131_2629722457"/><text:span text:style-name="T7">cashReceived</text:span><text:bookmark-end text:name="__DdeLink__131_2629722457"/><text:span text:style-name="T7">}</text:span></text:p>
          </table:table-cell>
        </table:table-row>
        <table:table-row>
          <table:table-cell table:style-name="Table5.A2" office:value-type="string">
            <text:p text:style-name="P22">Cash Returned</text:p>
          </table:table-cell>
          <table:table-cell table:style-name="Table5.B2" office:value-type="string">
            <text:p text:style-name="P23">{d.<text:bookmark-start text:name="__DdeLink__133_2629722457"/>cashReturned<text:bookmark-end text:name="__DdeLink__133_2629722457"/>}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adornments="Bold" style:font-pitch="fixed"/>
    <style:font-face style:name="Goudy Handtooled Std" svg:font-family="'Goudy Handtooled Std'" style:font-pitch="variable"/>
    <style:font-face style:name="Roboto" svg:font-family="Roboto" style:font-pitch="variable"/>
    <style:font-face style:name="Roboto1" svg:font-family="Roboto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hatch draw:name="Black_20_0_20_Degrees" draw:display-name="Black 0 Degrees" draw:style="single" draw:color="#000000" draw:distance="0.0402in" draw:rotation="0"/>
    <draw:fill-image draw:name="Bitmap_20_10" draw:display-name="Bitmap 10" xlink:href="Pictures/100002010000018000000120394A31AB38B633E4.png" xlink:type="simple" xlink:show="embed" xlink:actuate="onLoad"/>
    <draw:fill-image draw:name="Bitmap_20_11" draw:display-name="Bitmap 11" xlink:href="Pictures/100002010000018000000120394A31AB38B633E4.png" xlink:type="simple" xlink:show="embed" xlink:actuate="onLoad"/>
    <draw:fill-image draw:name="Bitmap_20_12" draw:display-name="Bitmap 12" xlink:href="Pictures/100002010000018000000120394A31AB38B633E4.png" xlink:type="simple" xlink:show="embed" xlink:actuate="onLoad"/>
    <draw:fill-image draw:name="Bitmap_20_14" draw:display-name="Bitmap 14" xlink:href="Pictures/100002010000018000000120225F53511AE91DCD.png" xlink:type="simple" xlink:show="embed" xlink:actuate="onLoad"/>
    <draw:fill-image draw:name="Bitmap_20_15" draw:display-name="Bitmap 15" xlink:href="Pictures/100002010000018000000120225F53511AE91DCD.png" xlink:type="simple" xlink:show="embed" xlink:actuate="onLoad"/>
    <draw:fill-image draw:name="Bitmap_20_16" draw:display-name="Bitmap 16" xlink:href="Pictures/100002010000018000000120225F53511AE91DCD.png" xlink:type="simple" xlink:show="embed" xlink:actuate="onLoad"/>
    <draw:fill-image draw:name="Bitmap_20_2" draw:display-name="Bitmap 2" xlink:href="Pictures/1000020100000180000000C0B3860D1F503F0FED.png" xlink:type="simple" xlink:show="embed" xlink:actuate="onLoad"/>
    <draw:fill-image draw:name="Bitmap_20_3" draw:display-name="Bitmap 3" xlink:href="Pictures/1000020100000180000000C0B3860D1F503F0FED.png" xlink:type="simple" xlink:show="embed" xlink:actuate="onLoad"/>
    <draw:fill-image draw:name="Bitmap_20_4" draw:display-name="Bitmap 4" xlink:href="Pictures/1000020100000180000000C0B3860D1F503F0FED.png" xlink:type="simple" xlink:show="embed" xlink:actuate="onLoad"/>
    <draw:fill-image draw:name="Bitmap_20_6" draw:display-name="Bitmap 6" xlink:href="Pictures/100002010000018000000120AC2EA189DACC9E22.png" xlink:type="simple" xlink:show="embed" xlink:actuate="onLoad"/>
    <draw:fill-image draw:name="Bitmap_20_7" draw:display-name="Bitmap 7" xlink:href="Pictures/100002010000018000000120AC2EA189DACC9E22.png" xlink:type="simple" xlink:show="embed" xlink:actuate="onLoad"/>
    <draw:fill-image draw:name="Bitmap_20_8" draw:display-name="Bitmap 8" xlink:href="Pictures/100002010000018000000120AC2EA189DACC9E22.png" xlink:type="simple" xlink:show="embed" xlink:actuate="onLoad"/>
    <draw:fill-image draw:name="Untitled_25_201" draw:display-name="Untitled%201" xlink:href="Pictures/1000020100000180000001200EDF6D8F6C11C924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.3201in" style:type="center"/>
          <style:tab-stop style:position="2.640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3.1402in" fo:page-height="6in" style:num-format="1" style:print-orientation="portrait" fo:margin-top="0.25in" fo:margin-bottom="0.25in" fo:margin-left="0.25in" fo:margin-right="0.25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draw:fill-hatch-name="Black_20_0_20_Degrees" draw:fill-hatch-solid="false" draw:fill-image-name="Untitled_25_201" draw:fill-image-width="100%" draw:fill-image-height="100%" style:repeat="repeat" draw:fill-image-ref-point-x="0%" draw:fill-image-ref-point-y="0%" draw:fill-image-ref-point="bottom" draw:tile-repeat-offset="0% vertical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3:54:51.797779978</meta:creation-date>
    <dc:date>2020-07-22T08:00:32.742953812</dc:date>
    <meta:editing-duration>PT9H6M7S</meta:editing-duration>
    <meta:editing-cycles>63</meta:editing-cycles>
    <meta:generator>LibreOffice/6.4.4.2$Linux_X86_64 LibreOffice_project/40$Build-2</meta:generator>
    <meta:document-statistic meta:table-count="5" meta:image-count="0" meta:object-count="0" meta:page-count="2" meta:paragraph-count="34" meta:word-count="48" meta:character-count="357" meta:non-whitespace-character-count="341"/>
  </office:meta>
</office:document-meta>
</file>